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officeooo:rsid="00251c18" officeooo:paragraph-rsid="00251c18"/>
    </style:style>
    <style:style style:name="P9" style:family="paragraph" style:parent-style-name="Text_20_body">
      <style:text-properties officeooo:rsid="002663ee" officeooo:paragraph-rsid="002663ee"/>
    </style:style>
    <style:style style:name="P10" style:family="paragraph" style:parent-style-name="Standard">
      <style:text-properties officeooo:rsid="001607c0" officeooo:paragraph-rsid="001832f9"/>
    </style:style>
    <style:style style:name="P11" style:family="paragraph" style:parent-style-name="Standard">
      <style:text-properties officeooo:paragraph-rsid="001832f9"/>
    </style:style>
    <style:style style:name="P1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2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2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22"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23"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24"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25" style:family="paragraph" style:parent-style-name="Text_20_body">
      <style:text-properties officeooo:paragraph-rsid="0028b9b6"/>
    </style:style>
    <style:style style:name="P26" style:family="paragraph" style:parent-style-name="Text_20_body">
      <style:text-properties officeooo:rsid="0028b9b6" officeooo:paragraph-rsid="0028b9b6"/>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00251c18" style:font-weight-asian="bold" style:font-weight-complex="bol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8b9b6" style:font-size-asian="10.5pt" style:font-weight-asian="normal" style:font-size-complex="12pt" style:font-weight-complex="normal"/>
    </style:style>
    <style:style style:name="T10" style:family="text">
      <style:text-properties officeooo:rsid="00197e48"/>
    </style:style>
    <style:style style:name="T11" style:family="text">
      <style:text-properties officeooo:rsid="001b3c61"/>
    </style:style>
    <style:style style:name="T12" style:family="text">
      <style:text-properties officeooo:rsid="001de50c"/>
    </style:style>
    <style:style style:name="T13" style:family="text">
      <style:text-properties officeooo:rsid="0020db95"/>
    </style:style>
    <style:style style:name="T14" style:family="text">
      <style:text-properties officeooo:rsid="00242bf7"/>
    </style:style>
    <style:style style:name="T15" style:family="text">
      <style:text-properties officeooo:rsid="0028b9b6"/>
    </style:style>
    <style:style style:name="T16" style:family="text">
      <style:text-properties fo:font-weight="normal" style:font-weight-asian="normal" style:font-weight-complex="normal"/>
    </style:style>
    <style:style style:name="T17" style:family="text">
      <style:text-properties fo:font-weight="normal" officeooo:rsid="0028b9b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0">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967986366" text:style-name="L1">
        <text:list-item>
          <text:p text:style-name="P12">Wybierz innego BG. Z nieznanych Tobie powodów, ta postać jest kompletnie odporna na Twoje zdolności specjalizacji, niezależnie od tego, czy pragniesz mu nimi pomóc, czy zagrozić.</text:p>
        </text:list-item>
        <text:list-item>
          <text:p text:style-name="P12">Wybierz innego BG. Wiedziałeś o jego istnieniu przez lata, ale nie sądziłeś, że on Ciebie znał.</text:p>
        </text:list-item>
        <text:list-item>
          <text:p text:style-name="P12">Wybierz innego BG. Zawsze chcesz mu zaimponować, ale sam nie wiesz czemu.</text:p>
        </text:list-item>
        <text:list-item>
          <text:p text:style-name="P12">Wybierz innego BG. Ta postać ma nawyk, który Cię wkurza, ale poza tym jesteś pod wrażeniem jej zdolności.</text:p>
        </text:list-item>
        <text:list-item>
          <text:p text:style-name="P1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2">Wybierz innego BG. Jeśli znajduje się on w <text:span text:style-name="T11">bliski zasięgu kiedy walczysz, czasami zapewnia on atut, a czasami utrudnia Twój test na atak (szansa 50% na jedno lub drugie, rzucane raz na walkę).</text:span></text:p>
        </text:list-item>
        <text:list-item>
          <text:p text:style-name="P13">Wybierz innego BG. <text:span text:style-name="T11">Kiedyś ocaliłeś mu życie i teraz ma dług wdzięczności. Nie jesteś z tego jakoś bardzo zachwycony – zrobiłeś, co należało zrobić i tyle.</text:span></text:p>
        </text:list-item>
        <text:list-item>
          <text:p text:style-name="P14">Wybierz innego BG. Ta postać ostatnio Cię wyśmiała, co naprawdę Cię zraniło. Jak zamierzasz sobie z tym poradzić (jeśli w ogóle) zależy od Ciebie.</text:p>
        </text:list-item>
        <text:list-item>
          <text:p text:style-name="P1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5">Wybierz innego BG. Ta postać pochodzi z tego samego miejsca co ty i znaliście się jako dzieci. </text:p>
        </text:list-item>
        <text:list-item>
          <text:p text:style-name="P15">Wybierz innego BG. W przeszłości, nauczył on Cię paru trików dy wykorzystania w walce.</text:p>
        </text:list-item>
        <text:list-item>
          <text:p text:style-name="P15">Wybierz innego BG. Ta postać nie pochwala Twoich metod.</text:p>
        </text:list-item>
        <text:list-item>
          <text:p text:style-name="P1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5">Wybierz innego BG. <text:span text:style-name="T12">Zawsze próbujesz zachwycić tą postać swoimi umiejętnociami, sprytem, wyglądem lub odwagą. Może jest ona Twoim rywalem, może pragniesz jej szacunku, a może jest ona Twoim obiektem westchnień.</text:span></text:p>
        </text:list-item>
        <text:list-item>
          <text:p text:style-name="P16"><text:soft-page-break/>Wybierz innego BG. Boisz się, że jest on zazdrosny o Twoje zdolności i martwisz się, że może to doprowadzić do problemów. </text:p>
        </text:list-item>
        <text:list-item>
          <text:p text:style-name="P16">Wybierz innego BG. Przypadkowo został złapany w pułapkę, którą założyłeś i musiał się wydostać z niej o własnych siłach.</text:p>
        </text:list-item>
        <text:list-item>
          <text:p text:style-name="P16">Wybierz innego BG. Kiedyś zostałeś zatrudniony, by wyśledzić kogoś, kto był blisko tej postaci.</text:p>
        </text:list-item>
        <text:list-item>
          <text:p text:style-name="P16">Wybierz dwóch BG (najlepiej takich, którzy mogą znaleźć się na trajektorii Twoich ataków). Kiedy nie trafiasz atakiem i MG decyduje, że atak uderzył w kogoś innego niż w Twój cel, trafia on w jedną tych dwóch postaci.</text:p>
        </text:list-item>
        <text:list-item>
          <text:p text:style-name="P16">Wybierz jednego BG. Nie jesteś pewien jak ani skąd, ale ta postać posiada butelki rzadkiego alkoholu i może go dla Ciebie sprowadzić za pół ceny.</text:p>
        </text:list-item>
        <text:list-item>
          <text:p text:style-name="P16">Wybierz jednego BG. Ostatnio straciłeś posiadany przedmiot i przekonałeś samego siebie, że to ten BG go skradł. Czy tak jest w istocie zależy od niego.</text:p>
        </text:list-item>
        <text:list-item>
          <text:p text:style-name="P17">Wybierz jednego BG. On zawsze zdaje się wiedzieć, gdzie jesteś, lub przynajmniej w którym kierunku się znajdujesz w relacji do niego.</text:p>
        </text:list-item>
        <text:list-item>
          <text:p text:style-name="P1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7">Wybierz jednego BG. Coś sprawia, że jego obecność przeszkadza w Twoich zdolnościach. Kiedy stoi on obok Ciebie, Twoje zdolności specjalizacyjne kosztują 1 dodatkowy punkt więcej.</text:p>
        </text:list-item>
        <text:list-item>
          <text:p text:style-name="P17">Wybierz jednego BG. Coś sprawia, że uzupełnia on Twoje zdolności. Kiedy stoi on obok Ciebie, pierwsza zdolność specjalizacji, z której korzystasz w ciągu danej doby, kosztuje 2 punkty mniej.</text:p>
        </text:list-item>
        <text:list-item>
          <text:p text:style-name="P17">Wybierz jednego BG. Znasz tą postać już jakiś czas, i pomogła ona C<text:span text:style-name="T13">i</text:span> zyskać kontrolę nad Twoimi zdolnościami specjalizacyjnymi.</text:p>
        </text:list-item>
        <text:list-item>
          <text:p text:style-name="P17"><text:s/><text:span text:style-name="T13">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8">Wybierz jednego BG. Jego okazjonalna niezdarność i głośne zachowania irytują Cię.</text:p>
        </text:list-item>
        <text:list-item>
          <text:p text:style-name="P18">Wybierz jednego BG. W niedalekiej przeszłości, gdy trenowaliście, przypadkowo trafiłeś go swoim atakiem, poważnie go raniąc. To od niego zależy, czy żywi urazę, czy też może wybaczył tobie.</text:p>
        </text:list-item>
        <text:list-item>
          <text:p text:style-name="P18">Wybierz jednego BG. Wisi Ci on dużą sumę pieniędzy.</text:p>
        </text:list-item>
        <text:list-item>
          <text:p text:style-name="P1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8"><text:soft-page-break/>Wybierz jednego BG. Niedawno, przypadkowo (lub celowo) sprawił on, że znalazłeś się w niebezpieczeństwie. Wszystko z Tobą teraz w porządku, ale masz się na baczności w jego obecności.</text:p>
        </text:list-item>
        <text:list-item>
          <text:p text:style-name="P19">Wybierz jednego BG. Z Twojego punktu widzenia, wydaje się on nerwowy w związku z pewną ideą, osobą lub sytuacją. Chciałbyś nauczyć go jak być bardziej wyluzowanym (jeśli tylko Ci na to pozwoli).</text:p>
        </text:list-item>
        <text:list-item>
          <text:p text:style-name="P19">Wybierz jednego BG. Kiedyś nazwał Cię on tchórzem.</text:p>
        </text:list-item>
        <text:list-item>
          <text:p text:style-name="P19">Wybierz jednego BG. Ta postać zawsze rozpoznaje Cię i Twoje ślady, nawet kiedy jesteś w przebraniu lub uciekłeś z danego miejsca dawno temu.</text:p>
        </text:list-item>
        <text:list-item>
          <text:p text:style-name="P19">Wybierz jednego BG. Niechcący spowodowałeś wypadek, który sprawił, że zapadł on w sen tak głęboki, że nie obudził się przez trzy dni. To, czy Ci wybaczył, czy też nie, zależy od niego.</text:p>
        </text:list-item>
        <text:list-item>
          <text:p text:style-name="P19">Wybierz jednego BG. Jesteś przekonany, że jesteście w jakiś sposób spokrewnieni.</text:p>
        </text:list-item>
        <text:list-item>
          <text:p text:style-name="P19">Wybierz jednego BG. Przypadkowo dowiedziałeś się czegoś, co on próbuje utrzymać w tajemnicy. </text:p>
        </text:list-item>
        <text:list-item>
          <text:p text:style-name="P19">Wybierz jednego BG. Jest on szczególnie wrażliwy na co bardziej widocznie zdolności Twojej specjalizacji, i czasami doznaje szoku trwającego parę rund, co utrudnia jego akcje. </text:p>
        </text:list-item>
        <text:list-item>
          <text:p text:style-name="P19">Wybierz jednego BG. Najwyraźniej posiada on cenny przedmiot, który kiedyś był Twój, a który przegrałeś w grach hazardowych lata temu.</text:p>
        </text:list-item>
        <text:list-item>
          <text:p text:style-name="P19">Wybierz jednego BG. Gdyby nie Ty, ta postać oblałaby w przeszłości test zdolności umysłowych.</text:p>
        </text:list-item>
        <text:list-item>
          <text:p text:style-name="P19">Wybierz jednego BG. Bazując na paru komentarzach, które podsłuchałeś, podejrzewasz, że nie darzy on Twojej strefy kompetencji lub ulubionego hobby wielką estymą. </text:p>
        </text:list-item>
        <text:list-item>
          <text:p text:style-name="P2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20">Wybierz jednego BG. Panicznie boi się on wysokości. Chciałbyś nauczyć go, jak być bardziej wyluzowanym na wysokościach. To od niego zależy decyzja, czy się zgodzi zaakceptować Twoją pomoc.</text:p>
        </text:list-item>
        <text:list-item>
          <text:p text:style-name="P20">Wybierz jednego BG. <text:span text:style-name="T14">Jest on skeptyczny odnośnie Twoich twierdzeń o czymś ważnym, co się przytrafiło Tobie w przeszłości. Może on nawet chcieć cię zdyskredytować lub odkryć “tajemnicę” Twojej historii, choć to zależy od niego.</text:span></text:p>
        </text:list-item>
        <text:list-item>
          <text:p text:style-name="P21">Wybierz jednego BG. Ma on talent do dostrzegania, gdzie Twoje plany mają słabe punkty.</text:p>
        </text:list-item>
        <text:list-item>
          <text:p text:style-name="P21">Wybierz jednego BG. Twarz tej postaci jest tak intrygująca z powodów, których nie rozumiesz, że czasami ją szkicujesz w piasku lub innym medium, do którego masz dostęp.</text:p>
        </text:list-item>
        <text:list-item>
          <text:p text:style-name="P21">Wybierz jednego BG. Ta postać ma dodatkowy zwykły przedmiot od Ciebie – może to być coś, co zrobiłeś lub po prostu coś, co jej ofiarowałeś. (Dany gracz wybiera przedmiot.)</text:p>
        </text:list-item>
        <text:list-item>
          <text:p text:style-name="P21"><text:soft-page-break/>Wybierz jednego BG. Wynajął on Cię, byś wykonał dla niego pewną robotę. Otrzymałeś zapłatę, ale jeszcze nie wykonałeś tej pracy.</text:p>
        </text:list-item>
        <text:list-item>
          <text:p text:style-name="P21">Wybierz jednego BG. Pracowaliście razem kiedyś, i skończyło się to źle.</text:p>
        </text:list-item>
        <text:list-item>
          <text:p text:style-name="P21">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8"><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23">Najpewniej nosisz ciemne kolory – czarny, szarości lub ciemny błękit – by pomóc Ci wmieszać się w cienie, chyba, że przebrałeś się akurat za kogoś innego.</text:p>
      <text:p text:style-name="P9"><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24">Najpewniej dbasz o swoją pracę bardziej niż o trywialności pokroju własnego wyglądu, miłe zachowanie, lub społeczne normy, jednakże, ekscentryk Twojego pokroju nawet tutaj może się wyłamywać stereotypom. </text:p>
      <text:p text:style-name="P24"><text:soft-page-break/>Jeśli chcesz pój<text:span text:style-name="T15">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24">SPECJALIZACJE</text:p>
      <text:p text:style-name="P25"><text:span text:style-name="T9">Pełen opis wszystkich zdolności można znaleźć w odpowiednim rozdziale, który ma opisy typów, posmaków i zdolności w jednym bogatym katalogu.</text:span></text:p>
      <text:p text:style-name="P28">Absorbuje Energię</text:p>
      <text:p text:style-name="P26">Władasz energią i zamieniasz jąna inne jej rodzaje.</text:p>
      <text:p text:style-name="P26">Poziom 1: Absorpcja Energii Kinetycznej</text:p>
      <text:p text:style-name="P26">Poziom 1: Wyzwolenie Energii</text:p>
      <text:p text:style-name="P26">Poziom 2: Zasilenie Przedmiotu</text:p>
      <text:p text:style-name="P26">Poziom 3: absorpcja Czystej Energii lub Ulepszona Absorpcja Energii Kinetycznej</text:p>
      <text:p text:style-name="P26">Poziom 4: Przeładowanie Energii</text:p>
      <text:p text:style-name="P26">Poziom 5: Zasilenie Istoty</text:p>
      <text:p text:style-name="P26">Poziom 6: Zasilenie Tłumu lub Przeładowanie Urządzenia</text:p>
      <text:p text:style-name="P26">Wtrącenie MG: Energia wyładowuje się w destruktywny sposób. Pewni drapieżcy żywią się czystą energią. Przypadkowy przedmiot zostaje wyssany z energii.</text:p>
      <text:p text:style-name="P27">Bada Ciemne Miejsca</text:p>
      <text:p text:style-name="Text_20_body"><text:span text:style-name="T17">Jesteś archetypowym łowcą skarbów i znalazcą zgubionych rzeczy.</text:span></text:p>
      <text:p text:style-name="P26"><text:span text:style-name="T16">Poziom 1: Wspaniały Odkrywca</text:span></text:p>
      <text:p text:style-name="P26"><text:span text:style-name="T16">Poziom 2: Wspaniały Infiltrator</text:span></text:p>
      <text:p text:style-name="P26"><text:span text:style-name="T16">Poziom 3: Dostosowanie Oczu</text:span></text:p>
      <text:p text:style-name="P26"><text:span text:style-name="T16">Poziom 3: Nocne Uderzenie lub Sliski Klient</text:span></text:p>
      <text:p text:style-name="Text_20_body"><text:span text:style-name="T17"/></text:p>
      <text:p text:style-name="P26"><text:span text:style-name="T16">Poziom 4: Ciężko Zapracowana Odporność</text:span></text:p>
      <text:p text:style-name="P26"><text:span text:style-name="T16">Poziom 5: Eksplolator Ciemności</text:span></text:p>
      <text:p text:style-name="P25"><text:span text:style-name="T17">Poziom 6: Oślepiający Atak lub W Objęciach Mroku</text:span></text:p>
      <text:p text:style-name="P25"><text:span text:style-name="T17">Wtrącenia MG: Przedmioty wypadają Ci z kieszeni lub torby w mroku, mapy Ci się gubią, pozyskane informacje nie zawierają istotnego szczegółu. <text:s/></text:span></text:p>
      <text:p text:style-name="P11"/>
      <text:p text:style-name="P11"><text:soft-page-break/>Buduje Roboty (Builds Robots)</text:p>
      <text:p text:style-name="P11">Chroni Słabszych (Defends the Weak)</text:p>
      <text:p text:style-name="P11">Chroni Wrota (Defends the Gate)</text:p>
      <text:p text:style-name="P11">Dotyka Nieba (Touches the Sky)</text:p>
      <text:p text:style-name="P11">Działa pod Przykrywką (Operates Undercover)</text:p>
      <text:p text:style-name="P11">Dzierży Dwie Bronie Naraz (Wields Two Weapons at Once)</text:p>
      <text:p text:style-name="P11">Dzierży Magiczną Broń (Wields an Enhanted Weapon)</text:p>
      <text:p text:style-name="P11">Fruwa Szybciej Niż Pocisk (Flies Faster Than a Bullet)</text:p>
      <text:p text:style-name="P11">Gra w Zbyt Wiele Gier (Plays Too Many Games)</text:p>
      <text:p text:style-name="P11">Grzmi (Thunders)</text:p>
      <text:p text:style-name="P11">Ignoruje Fizyczny Dystans (Ignores Physical Distance)</text:p>
      <text:p text:style-name="P11">Infiltruje (Infiltrates)</text:p>
      <text:p text:style-name="P11">Interpretuje Prawo (Interprets the Law)</text:p>
      <text:p text:style-name="P11">Istnieje Częściowo Poza Fazą (Exists Partially Out of Phase)</text:p>
      <text:p text:style-name="P11">Istnieje w Dwóch Miejscach Naraz (Exists in Two Places at Once)</text:p>
      <text:p text:style-name="P11">Izoluje Umysł od Ciała (Separates Mind from Body)</text:p>
      <text:p text:style-name="P11">Jaśnieje Światłością (Blazes With Radiance)</text:p>
      <text:p text:style-name="P11">Jest Bardzo Silny (Performs Feats of Strength)</text:p>
      <text:p text:style-name="P11">Jest Idolem Milionów (Is Idolized by Millions)</text:p>
      <text:p text:style-name="P11">Jest Jasnowidzem (Sees Beyond)</text:p>
      <text:p text:style-name="P11"><text:span text:style-name="T4">J</text:span>est Jednoosobowym Bastionem (Stands Like a Bastion)</text:p>
      <text:p text:style-name="P11">Jest Mistrzem Obrony (Masters Defense)</text:p>
      <text:p text:style-name="P11">Jest Poszukiwany Przez Prawo (Is Wanted by the Law)</text:p>
      <text:p text:style-name="P11">Jest Stworzony z Kamienia (Abides in Stone)</text:p>
      <text:p text:style-name="P11">Jeździ Jak Maniak (Drives Like A Maniac)</text:p>
      <text:p text:style-name="P11">Kocha Pustkę (Loves the Void)</text:p>
      <text:p text:style-name="P11">Kontroluje Bestie (Controls Beasts)</text:p>
      <text:p text:style-name="P11">Kopiuje Supermoce (Copies Superpowers)</text:p>
      <text:p text:style-name="P11">Leci na Wspaniałych Skrzydłach (Soars on Amazing Wings)</text:p>
      <text:p text:style-name="P11">Łamie Systemy (Works the System)</text:p>
      <text:p text:style-name="P11">Łączy Ciało i Stal (Fuses Flesh and Steel)</text:p>
      <text:p text:style-name="P11">Łączy Umysł i Maszynę (Fuses Mind and Machine)</text:p>
      <text:p text:style-name="P11">Ma Szlachetną Krew (Descends From Nobility)</text:p>
      <text:p text:style-name="P11">Ma Tysiac Twarzy (Has a Thousand Faces)</text:p>
      <text:p text:style-name="P11">Mistrzowsko Posługuje się Broni (Masters Weaponry)</text:p>
      <text:p text:style-name="P11">Morduje (Murders)</text:p>
      <text:p text:style-name="P11">Mówi Głosem Ziemi (Speaks for the Land)</text:p>
      <text:p text:style-name="P11">Mówi do Duchów (Shepherds Spirits)</text:p>
      <text:p text:style-name="P11">Mówi z Maszynami (Talks to Machines)</text:p>
      <text:p text:style-name="P11">Nie Potrzebuje Broni (Needs No Weapon)</text:p>
      <text:p text:style-name="P11">Nie Robi Zbyt Dużo (Doesn’t Do Much)</text:p>
      <text:p text:style-name="P11">Nigdy się nie Poddaje (Never Says Die)</text:p>
      <text:p text:style-name="P11">Nosi Egzotyczną Tarczę (Brandishes an Exotic Shield)</text:p>
      <text:p text:style-name="P11">Nosi Halo Ognia (Bears a Halo of Fire)</text:p>
      <text:p text:style-name="P11">Nosi Zasilany Pancerz (Wears Power Armor)</text:p>
      <text:p text:style-name="P11">Oblicza Nieobliczalne (Calculates the Uncalculable)</text:p>
      <text:p text:style-name="P11">Otrzymuje Boskie Błogosławieństwa (Channels Divine Blessings)</text:p>
      <text:p text:style-name="P11">Pilotuje Statki Kosmiczne (Pilots Starcraft)</text:p>
      <text:p text:style-name="P11">Podróżuje przez Czas (Travels Through Time)</text:p>
      <text:p text:style-name="P11">Poluje (Hunts)</text:p>
      <text:p text:style-name="P11">Pomaga Swoim Przyjaciołom (Helps Their Friends)</text:p>
      <text:p text:style-name="P11">Porusza się jak Kot (Moves Like a Cat)</text:p>
      <text:p text:style-name="P11"><text:soft-page-break/>Porusza się jak Wiatr (Moves like the Wind)</text:p>
      <text:p text:style-name="P11">Posiada Licencję na Broń (Is Licensed to Carry)</text:p>
      <text:p text:style-name="P11">Posiada Magicznego Sprzymierzeńca (Keeps a Magic Ally)</text:p>
      <text:p text:style-name="P11">Pracuje w Ciemnych Uliczkach (Works the Back Alleys)</text:p>
      <text:p text:style-name="P11">Pracuje, by Żyć (Works for a Living)</text:p>
      <text:p text:style-name="P11">Przebudza Sny (Awakens Dreams)</text:p>
      <text:p text:style-name="P11">Przeszukuje Ruiny (Scavenges)</text:p>
      <text:p text:style-name="P11">Przewodzi (Leads)</text:p>
      <text:p text:style-name="P11">Przyjmuje Zwierzęcy Kształt (Takes Animal Shape)</text:p>
      <text:p text:style-name="P11">Przywdziewa Połyskliwy Lód (Wears a Sheen of Ice)</text:p>
      <text:p text:style-name="P11">Pływał z Piratami (Sailed Beneath the Jolly Roger)</text:p>
      <text:p text:style-name="P11">Rozciąga się (Stretches)</text:p>
      <text:p text:style-name="P11">Rozdziera Ściany Świata (Shreds the Walls of the World)</text:p>
      <text:p text:style-name="P11">Rozwiązuje Tajemnice (Solves Mysteries)</text:p>
      <text:p text:style-name="P11">Rośnie do Gigantycznych Rozmiarów (Grows to Towering Heights)</text:p>
      <text:p text:style-name="P11">Rzeźbi Twardym Światłem (Sculpts Hard Light)</text:p>
      <text:p text:style-name="P11">Rzuca ze Śmiertelną Dokładnością (Throws With Deadly Accuracy)</text:p>
      <text:p text:style-name="P11">Spaceruje w Dzikich Lasach (Walks The Wild Woods)</text:p>
      <text:p text:style-name="P11">Stawia Umysł Ponad Materią (Focuses Mind Over Matter)</text:p>
      <text:p text:style-name="P11">Szuka Kłopotów (Looks for Trouble)</text:p>
      <text:p text:style-name="P11">Szybko się Uczy (Learns Quickly)</text:p>
      <text:p text:style-name="P11">Tańczy z Czarną Materią (Dances With Dark Matter)</text:p>
      <text:p text:style-name="P11">Tworzy Dziwną Naukę (Conducts Weird Science)</text:p>
      <text:p text:style-name="P11">Tworzy Iluzje (Crafts Illusions)</text:p>
      <text:p text:style-name="P11">Tworzy Unikalne Obiekty (Crafts Unique Objects)</text:p>
      <text:p text:style-name="P11">Ucieka Precz (Runs Away)</text:p>
      <text:p text:style-name="P11">Ujeżdza Błyskawicę (Rides the Lightning)</text:p>
      <text:p text:style-name="P11">Uzdrawia (Works Miracles)</text:p>
      <text:p text:style-name="P11">Walczy Nieczysto (Fights Dirty)</text:p>
      <text:p text:style-name="P11">Walczy z Robotami (Battles Robots)</text:p>
      <text:p text:style-name="P11">Walcząc, Porywa Tłum (Fight With Panache)</text:p>
      <text:p text:style-name="P11">Wolałby Czytać (Would Rather Be Reading)</text:p>
      <text:p text:style-name="P11">Wpada w Furię (Rages)</text:p>
      <text:p text:style-name="P11">Wspiera Społeczność (Shepherds the Community)</text:p>
      <text:p text:style-name="P11">Wyje do Księżyca (Howls at the Moon)</text:p>
      <text:p text:style-name="P11">Wysysa Energię (Siphons Power)</text:p>
      <text:p text:style-name="P11">Wyszedł z Obelisku (Emerged From the Obelisk)</text:p>
      <text:p text:style-name="P11">Włada Dziką Magią (Uses Wild Magic)</text:p>
      <text:p text:style-name="P11">Włada Grawitacją (Controls Gravity)</text:p>
      <text:p text:style-name="P11">Włada Magnetyzmem (Employs Magnetism)</text:p>
      <text:p text:style-name="P11">Włada Mocami Mentalnymi (Commands Mental Powers)</text:p>
      <text:p text:style-name="P11">Włada Niewidzialną Mocą (Wield Invisible Force)</text:p>
      <text:p text:style-name="P11">Włada Rojem (Masters the Swarm)</text:p>
      <text:p text:style-name="P11">Włada Zaklęciami (Masters Spells)</text:p>
      <text:p text:style-name="P11">Zabawia (Entertains)</text:p>
      <text:p text:style-name="P11">Zabija Potwory (Slays Monsters)</text:p>
      <text:p text:style-name="P11">Zadaje się z Martwymi (Consorts With the Dead)</text:p>
      <text:p text:style-name="P11">Zaprowadza Sprawiedliwość (Metes Out Justice)</text:p>
      <text:p text:style-name="P11">Zmniejsza się (Shrinks to Minute Size)</text:p>
      <text:p text:style-name="P11">Został Przepowiedziany (Was Foretold)</text:p>
      <text:p text:style-name="P10">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14T23:21:54.726000000</dc:date>
    <meta:editing-duration>PT1H24M37S</meta:editing-duration>
    <meta:editing-cycles>12</meta:editing-cycles>
    <meta:generator>LibreOffice/7.1.4.2$Windows_X86_64 LibreOffice_project/a529a4fab45b75fefc5b6226684193eb000654f6</meta:generator>
    <meta:document-statistic meta:table-count="0" meta:image-count="0" meta:object-count="0" meta:page-count="8" meta:paragraph-count="198" meta:word-count="2968" meta:character-count="19947" meta:non-whitespace-character-count="17204"/>
  </office:meta>
</office:document-meta>
</file>